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9453in"/>
    </style:style>
    <style:style style:name="ro4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Fabian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Flo, Leo (Konstanz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Austausch Praktika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Lara (Breme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Leo, Kathi 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spüler vs. Tiefspüler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Lisa 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ackline</text:p>
          </table:table-cell>
          <table:table-cell office:value-type="string" calcext:value-type="string">
            <text:p>(Bonn)</text:p>
          </table:table-cell>
          <table:table-cell office:value-type="string" calcext:value-type="string">
            <text:p>vor der Tür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litik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, Luisa (Düsseldorf), Meret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Protest</text:p>
          </table:table-cell>
          <table:table-cell office:value-type="string" calcext:value-type="string">
            <text:p>Estelle (Trier), Miriam (Mainz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 für Einsteiger*innen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w <text:s/>to Vorstand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Erarbeitung Positionspapier „Anwesenheitspflicht“</text:p>
          </table:table-cell>
          <table:table-cell office:value-type="string" calcext:value-type="string">
            <text:p>Janis (Marburg City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rbeitung Positionspapier „Hochschulstaat“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4:00 ! - 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 für Einsteiger*innen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:00 ! - Streetworkout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 (Bonn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plomatie mit Dozent*Innen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ambuilding</text:p>
          </table:table-cell>
          <table:table-cell office:value-type="string" calcext:value-type="string">
            <text:p>Lisa &amp; Luisa (Bielefeld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Positionspapier Reform</text:p>
          </table:table-cell>
          <table:table-cell office:value-type="string" calcext:value-type="string">
            <text:p>Luisa (Düsseldorf), Meret (Trier), Rick (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roblematik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13:33:01.7942961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30T13:33:17.738069141</dc:date>
    <meta:editing-duration>PT3H39M55S</meta:editing-duration>
    <meta:editing-cycles>96</meta:editing-cycles>
    <meta:generator>LibreOffice/4.3.7.2$Linux_X86_64 LibreOffice_project/430$Build-2</meta:generator>
    <dc:creator>rick </dc:creator>
    <meta:document-statistic meta:table-count="2" meta:cell-count="204" meta:object-count="0"/>
  </office:meta>
</office:document-meta>
</file>